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275cm" style:contextual-spacing="false" fo:line-height="169%" fo:orphans="2" fo:widows="2" fo:text-indent="0cm" style:auto-text-indent="false" fo:padding-left="0.275cm" fo:padding-right="0cm" fo:padding-top="0.275cm" fo:padding-bottom="0.275cm" fo:border-left="0.06pt solid #cccccc" fo:border-right="none" fo:border-top="0.06pt solid #cccccc" fo:border-bottom="0.06pt solid #cccccc"/>
      <style:text-properties fo:font-variant="normal" fo:text-transform="none" fo:color="#333333" loext:opacity="100%" style:font-name="Menlo" fo:font-size="15pt" fo:letter-spacing="normal" fo:font-style="normal" fo:font-weight="normal" style:font-size-asian="15pt" style:font-size-complex="15pt"/>
    </style:style>
    <style:style style:name="P2" style:family="paragraph" style:parent-style-name="Preformatted_20_Text">
      <loext:graphic-properties draw:fill="solid" draw:fill-color="#f5f5f5" draw:opacity="100%"/>
      <style:paragraph-properties fo:margin-top="0cm" fo:margin-bottom="0.275cm" style:contextual-spacing="false" fo:line-height="169%" fo:orphans="2" fo:widows="2" fo:background-color="#f5f5f5" fo:padding-left="0.275cm" fo:padding-right="0cm" fo:padding-top="0.275cm" fo:padding-bottom="0.275cm" fo:border-left="0.06pt solid #cccccc" fo:border-right="none" fo:border-top="0.06pt solid #cccccc" fo:border-bottom="0.06pt solid #cccccc"/>
      <style:text-properties fo:font-variant="normal" fo:text-transform="none" fo:color="#333333" loext:opacity="100%" style:font-name="Menlo" fo:font-size="15pt" fo:letter-spacing="normal" fo:font-style="normal" fo:font-weight="normal" style:font-size-asian="15pt" style:font-size-complex="15pt"/>
    </style:style>
    <style:style style:name="P3" style:family="paragraph" style:parent-style-name="Preformatted_20_Text">
      <loext:graphic-properties draw:fill="solid" draw:fill-color="#f5f5f5" draw:opacity="100%"/>
      <style:paragraph-properties fo:margin-top="0cm" fo:margin-bottom="0.275cm" style:contextual-spacing="false" fo:line-height="169%" fo:orphans="2" fo:widows="2" fo:background-color="#f5f5f5" fo:padding-left="0.275cm" fo:padding-right="0cm" fo:padding-top="0.275cm" fo:padding-bottom="0.275cm" fo:border-left="0.06pt solid #cccccc" fo:border-right="none" fo:border-top="0.06pt solid #cccccc" fo:border-bottom="0.06pt solid #cccccc"/>
      <style:text-properties fo:font-variant="normal" fo:text-transform="none" fo:color="#333333" loext:opacity="100%" fo:font-size="15pt" fo:letter-spacing="normal" style:font-size-asian="15pt" style:font-size-complex="15pt"/>
    </style:style>
    <style:style style:name="P4" style:family="paragraph" style:parent-style-name="Standard">
      <style:text-properties fo:font-size="15pt" style:font-size-asian="15pt" style:font-size-complex="15pt"/>
    </style:style>
    <style:style style:name="T1" style:family="text">
      <style:text-properties style:font-name="Menlo" fo:font-style="normal" fo:font-weight="normal"/>
    </style:style>
    <style:style style:name="T2" style:family="text">
      <style:text-properties style:font-name="Menlo" fo:font-size="9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stdio.h&gt;</text:p>
      <text:p text:style-name="P2">#include&lt;conio.h&gt;</text:p>
      <text:p text:style-name="P2">void main()</text:p>
      <text:p text:style-name="P2">{</text:p>
      <text:p text:style-name="P3"><text:s text:c="8"/><text:span text:style-name="T1">int a[3][3], b[3][3], c[3][3]={0}, d[3][3]={0};</text:span></text:p>
      <text:p text:style-name="P3"><text:s text:c="8"/><text:span text:style-name="T1">int i,j,k,m,n,p,q;</text:span></text:p>
      <text:p text:style-name="P3"><text:s text:c="8"/><text:span text:style-name="T1">printf("Enter no. of rows and columns in matrix A: ");</text:span></text:p>
      <text:p text:style-name="P3"><text:s text:c="8"/><text:span text:style-name="T1">scanf("%d%d",&amp;m,&amp;n);</text:span></text:p>
      <text:p text:style-name="P3"><text:s text:c="8"/><text:span text:style-name="T1">printf("Enter no. of rows and columns in matrix B: ");</text:span></text:p>
      <text:p text:style-name="P3"><text:s text:c="8"/><text:span text:style-name="T1">scanf("%d%d",&amp;p,&amp;q);</text:span></text:p>
      <text:p text:style-name="P3"><text:s text:c="8"/><text:span text:style-name="T1">if(m!=p || n!=q)</text:span></text:p>
      <text:p text:style-name="P3"><text:s text:c="8"/><text:span text:style-name="T1">{</text:span></text:p>
      <text:p text:style-name="P3"><text:s text:c="16"/><text:span text:style-name="T1">printf("Matrix Addition is not possible");</text:span></text:p>
      <text:p text:style-name="P3"><text:s text:c="16"/><text:span text:style-name="T1">return;</text:span></text:p>
      <text:p text:style-name="P3"><text:s text:c="8"/><text:span text:style-name="T1">}</text:span></text:p>
      <text:p text:style-name="P3"><text:s text:c="8"/><text:span text:style-name="T1">else if(n!=p)</text:span></text:p>
      <text:p text:style-name="P3"><text:soft-page-break/><text:s text:c="8"/><text:span text:style-name="T1">{</text:span></text:p>
      <text:p text:style-name="P3"><text:s text:c="16"/><text:span text:style-name="T1">printf("Matrix Multiplication is not possible");</text:span></text:p>
      <text:p text:style-name="P3"><text:s text:c="16"/><text:span text:style-name="T1">return;</text:span></text:p>
      <text:p text:style-name="P3"><text:s text:c="8"/><text:span text:style-name="T1">}</text:span></text:p>
      <text:p text:style-name="P3"><text:s text:c="8"/><text:span text:style-name="T1">else</text:span></text:p>
      <text:p text:style-name="P3"><text:s text:c="8"/><text:span text:style-name="T1">{</text:span></text:p>
      <text:p text:style-name="P3"><text:s text:c="16"/><text:span text:style-name="T1">printf("Enter elements of matrix A: ");</text:span></text:p>
      <text:p text:style-name="P3"><text:s text:c="16"/><text:span text:style-name="T1">for(i=0;i&lt;m;i++)</text:span></text:p>
      <text:p text:style-name="P3"><text:s text:c="24"/><text:span text:style-name="T1">for(j=0;j&lt;n;j++)</text:span></text:p>
      <text:p text:style-name="P3"><text:s text:c="32"/><text:span text:style-name="T1">scanf("%d", &amp;a[i][j]);</text:span></text:p>
      <text:p text:style-name="P3"><text:s text:c="16"/><text:span text:style-name="T1">printf("Enter elements of matrix B: ");</text:span></text:p>
      <text:p text:style-name="P3"><text:s text:c="16"/><text:span text:style-name="T1">for(i=0;i&lt;p;i++)</text:span></text:p>
      <text:p text:style-name="P3"><text:s text:c="24"/><text:span text:style-name="T1">for(j=0;j&lt;q;j++)</text:span></text:p>
      <text:p text:style-name="P3"><text:s text:c="32"/><text:span text:style-name="T1">scanf("%d", &amp;b[i][j]);</text:span></text:p>
      <text:p text:style-name="P3"><text:s text:c="16"/><text:span text:style-name="T1">//Matrix Addition</text:span></text:p>
      <text:p text:style-name="P3"><text:s text:c="16"/><text:span text:style-name="T1">for(i=0;i&lt;m;i++)</text:span></text:p>
      <text:p text:style-name="P3"><text:s text:c="24"/><text:span text:style-name="T1">for(j=0;j&lt;n;j++)</text:span></text:p>
      <text:p text:style-name="P3"><text:soft-page-break/><text:s text:c="32"/><text:span text:style-name="T1">c[i][j] = a[i][j] + b[i][j];</text:span></text:p>
      <text:p text:style-name="P3"><text:s text:c="16"/><text:span text:style-name="T1">printf("\nResult of Matirx Addition:\n");</text:span></text:p>
      <text:p text:style-name="P3"><text:s text:c="16"/><text:span text:style-name="T1">for(i=0;i&lt;m;i++)</text:span></text:p>
      <text:p text:style-name="P3"><text:s text:c="16"/><text:span text:style-name="T1">{</text:span></text:p>
      <text:p text:style-name="P3"><text:s text:c="24"/><text:span text:style-name="T1">for(j=0;j&lt;n;j++)</text:span></text:p>
      <text:p text:style-name="P3"><text:s text:c="32"/><text:span text:style-name="T1">printf("%d ", c[i][j]);</text:span></text:p>
      <text:p text:style-name="P3"><text:s text:c="24"/><text:span text:style-name="T1">printf("\n");</text:span></text:p>
      <text:p text:style-name="P3"><text:s text:c="16"/><text:span text:style-name="T1">}</text:span></text:p>
      <text:p text:style-name="P3"><text:s text:c="16"/><text:span text:style-name="T1">//Matrix Multiplication</text:span></text:p>
      <text:p text:style-name="P3"><text:s text:c="16"/><text:span text:style-name="T1">for(i=0;i&lt;m;i++)</text:span></text:p>
      <text:p text:style-name="P3"><text:s text:c="24"/><text:span text:style-name="T1">for(j=0;j&lt;q;j++)</text:span></text:p>
      <text:p text:style-name="P3"><text:s text:c="32"/><text:span text:style-name="T1">for(k=0;k&lt;p;k++)</text:span></text:p>
      <text:p text:style-name="P3"><text:s text:c="40"/><text:span text:style-name="T1">d[i][j] += a[i][k]*b[k][j];</text:span></text:p>
      <text:p text:style-name="P3"><text:s text:c="16"/><text:span text:style-name="T1">printf("\nResult of Matirx Multiplication:\n");</text:span></text:p>
      <text:p text:style-name="P3"><text:s text:c="16"/><text:span text:style-name="T1">for(i=0;i&lt;m;i++)</text:span></text:p>
      <text:p text:style-name="P3"><text:soft-page-break/><text:s text:c="16"/><text:span text:style-name="T1">{</text:span></text:p>
      <text:p text:style-name="P3"><text:s text:c="24"/><text:span text:style-name="T1">for(j=0;j&lt;q;j++)</text:span></text:p>
      <text:p text:style-name="P3"><text:s text:c="32"/><text:span text:style-name="T1">printf("%d ", d[i][j]);</text:span></text:p>
      <text:p text:style-name="P3"><text:s text:c="24"/><text:span text:style-name="T1">printf("\n");</text:span></text:p>
      <text:p text:style-name="P3"><text:s text:c="16"/><text:span text:style-name="T1">}</text:span></text:p>
      <text:p text:style-name="P3"><text:s text:c="8"/><text:span text:style-name="T1">}</text:span></text:p>
      <text:p text:style-name="P3"><text:s text:c="8"/><text:span text:style-name="T1">getch();</text:span></text:p>
      <text:p text:style-name="P2">}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0:41:53.528000000</meta:creation-date>
    <dc:date>2022-10-04T10:42:52.357000000</dc:date>
    <meta:editing-duration>PT32S</meta:editing-duration>
    <meta:editing-cycles>1</meta:editing-cycles>
    <meta:document-statistic meta:table-count="0" meta:image-count="0" meta:object-count="0" meta:page-count="4" meta:paragraph-count="56" meta:word-count="121" meta:character-count="1872" meta:non-whitespace-character-count="935"/>
    <meta:generator>LibreOffice/7.3.5.2$Windows_X86_64 LibreOffice_project/184fe81b8c8c30d8b5082578aee2fed2ea847c01</meta:generator>
  </office:meta>
</office:document-meta>
</file>